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45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urriculu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/>
          <table:table-cell office:value-type="string" calcext:value-type="string">
            <text:p>//not sure if this is best solution have to discu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e HBO-I document for possible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e HBO-I document for possible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arning_go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3:15:50.52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0T13:29:29.344000000</dc:date>
    <meta:editing-duration>PT5H1M44S</meta:editing-duration>
    <meta:editing-cycles>22</meta:editing-cycles>
    <meta:generator>LibreOffice/5.3.0.3$Windows_x86 LibreOffice_project/7074905676c47b82bbcfbea1aeefc84afe1c50e1</meta:generator>
    <meta:document-statistic meta:table-count="1" meta:cell-count="70" meta:object-count="0"/>
  </office:meta>
</office:document-meta>
</file>